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2">Gem list of invoice=&gt;</text:span></text:p>
      <text:p text:style-name="Standard"><text:span text:style-name="T2"/></text:p>
      <text:p text:style-name="P1"><text:span text:style-name="T1">1.devise</text:span></text:p>
      <text:p text:style-name="P1"><text:span text:style-name="T1">2.ominauth</text:span></text:p>
      <text:p text:style-name="P1"><text:span text:style-name="T1">3.simple_form</text:span></text:p>
      <text:p text:style-name="P1"><text:span text:style-name="T1">4.carmen</text:span></text:p>
      <text:p text:style-name="P1"><text:span text:style-name="T1">5.twitter_bootstrap</text:span></text:p>
      <text:p text:style-name="P1"><text:span text:style-name="T1">6.ck_editor</text:span></text:p>
      <text:p text:style-name="P1"><text:span text:style-name="T1">7.high_chart_js</text:span></text:p>
      <text:p text:style-name="P1"><text:span text:style-name="T1">8.public_activity</text:span></text:p>
      <text:p text:style-name="P1"><text:span text:style-name="T1">9.calender</text:span></text:p>
      <text:p text:style-name="P1"><text:span text:style-name="T1">10.nested_form</text:span></text:p>
      <text:p text:style-name="P1"><text:span text:style-name="T1">11.qc(for background processing)</text:span></text:p>
      <text:p text:style-name="P1"><text:span text:style-name="T1">12.inherited_resources_for_speedup_development</text:span></text:p>
      <text:p text:style-name="P1"><text:span text:style-name="T1">13.spreedsheet//to_xls(import and export)</text:span></text:p>
      <text:p text:style-name="P1"><text:span text:style-name="T1">14.thinking_sphinx</text:span></text:p>
      <text:p text:style-name="P1"><text:span text:style-name="T1">15.client_side_validation</text:span></text:p>
      <text:p text:style-name="P1"><text:span text:style-name="T1">16.paper_clips</text:span></text:p>
      <text:p text:style-name="P1"><text:span text:style-name="T1">17.haml_rails</text:span></text:p>
      <text:p text:style-name="P1"><text:span text:style-name="T1">18.bullet_gem(performance)</text:span></text:p>
      <text:p text:style-name="P1"><text:span text:style-name="T1">19.newrelic(performance)</text:span></text:p>
      <text:p text:style-name="P1"><text:span text:style-name="T1">20.squeel</text:span></text:p>
      <text:p text:style-name="P1"><text:span text:style-name="T1">21.kaminari(paginate)</text:span></text:p>
      <text:p text:style-name="P1"><text:span text:style-name="T1">22.rmagick(for image)</text:span></text:p>
      <text:p text:style-name="P1"><text:span text:style-name="T1">23.hominid(for mailchaimp)</text:span></text:p>
      <text:p text:style-name="P1"><text:span text:style-name="T1">24.heroku</text:span></text:p>
      <text:p text:style-name="P1"><text:span text:style-name="T1">26.can-can</text:span></text:p>
      <text:p text:style-name="P1"><text:span text:style-name="T1">27.rolify</text:span></text:p>
      <text:p text:style-name="P1"><text:span text:style-name="T1">28.gem brakeman</text:span></text:p>
      <text:p text:style-name="P1"><text:span text:style-name="T1">29.gem_ruby-prof.</text:span></text:p>
      <text:p text:style-name="P1"><text:span text:style-name="T1">30.gem better-errors v=0.3.2</text:span></text:p>
      <text:p text:style-name="P1"><text:span text:style-name="T1">31.Searching gems which implement in invoice project</text:span></text:p>
      <text:p text:style-name="P1"><text:span text:style-name="T1"/></text:p>
      <text:p text:style-name="P1"><text:span text:style-name="T1"><text:s text:c="4"/>group :test do</text:span></text:p>
      <text:p text:style-name="P1"><text:span text:style-name="T1"><text:s text:c="6"/>gem "capybara", "~&gt; 1.1.2"</text:span></text:p>
      <text:p text:style-name="P1"><text:span text:style-name="T1"><text:s text:c="6"/>gem 'factory_girl_rails'</text:span></text:p>
      <text:p text:style-name="P1"><text:span text:style-name="T1"><text:s text:c="6"/>gem "launchy"</text:span></text:p>
      <text:p text:style-name="P1"><text:span text:style-name="T1"><text:s text:c="6"/>gem "faker"</text:span></text:p>
      <text:p text:style-name="P1"><text:span text:style-name="T1"><text:s text:c="6"/>gem 'ruby-debug19', :require =&gt; 'ruby-debug'</text:span></text:p>
      <text:p text:style-name="P1"><text:soft-page-break/><text:span text:style-name="T1"><text:tab/> <text:s/>gem 'rspec-rails'</text:span></text:p>
      <text:p text:style-name="P1"><text:span text:style-name="T1"><text:tab/> <text:s/>gem 'ffaker'</text:span></text:p>
      <text:p text:style-name="P1"><text:span text:style-name="T1"><text:tab/> <text:s/>gem 'database_cleaner'</text:span></text:p>
      <text:p text:style-name="P1"><text:span text:style-name="T1"><text:tab/> <text:s/>gem 'guard-rspec'</text:span></text:p>
      <text:p text:style-name="P1"><text:span text:style-name="T1"><text:tab/> <text:s/>gem "shoulda-matchers"</text:span></text:p>
      <text:p text:style-name="P1"><text:span text:style-name="T1"><text:tab/> <text:s/>gem 'debugger'</text:span></text:p>
      <text:p text:style-name="P1"><text:span text:style-name="T1"><text:tab/> <text:s/>gem "selenium-webdriver", "~&gt; 2.32.1"</text:span></text:p>
      <text:p text:style-name="P1"><text:span text:style-name="T1">end</text:span></text:p>
      <text:p text:style-name="P1"><text:span text:style-name="T1">gem "cocoon"</text:span></text:p>
      <text:p text:style-name="P1"><text:span text:style-name="T1">32.pop up===&gt;gem 'magnific-popup-rails'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is </meta:initial-creator>
    <meta:creation-date>2013-06-26T19:36:09</meta:creation-date>
    <dc:date>2013-06-26T20:03:48</dc:date>
    <dc:creator>cis </dc:creator>
    <meta:editing-duration>PT00H27M39S</meta:editing-duration>
    <meta:editing-cycles>65</meta:editing-cycles>
    <meta:generator>OpenOffice.org/3.2$Unix OpenOffice.org_project/320m12$Build-9483</meta:generator>
    <meta:document-statistic meta:table-count="0" meta:image-count="0" meta:object-count="0" meta:page-count="2" meta:paragraph-count="47" meta:word-count="89" meta:character-count="1000"/>
  </office:meta>
</office:document-meta>
</file>